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605bc" officeooo:paragraph-rsid="000605bc"/>
    </style:style>
    <style:style style:name="P2" style:family="paragraph" style:parent-style-name="Standard">
      <style:text-properties fo:font-weight="bold" officeooo:rsid="000605bc" officeooo:paragraph-rsid="000605bc" style:font-weight-asian="bold" style:font-weight-complex="bold"/>
    </style:style>
    <style:style style:name="P3" style:family="paragraph" style:parent-style-name="Standard">
      <style:text-properties officeooo:rsid="0007ad90" officeooo:paragraph-rsid="0007ad9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agmatic Unit Testing using Java</text:p>
      <text:p text:style-name="P1"/>
      <text:p text:style-name="P1">A unit test is a piece of code written by a developer that exercises a very small, specific area of functionality of the code being tested. Usually a unit test exercises some particular method in a particular context. </text:p>
      <text:p text:style-name="P2">Unit tests are performed to prove that a piece of code does what the developer thinks it should do.</text:p>
      <text:p text:style-name="P1">All we want to do is prove that code does what we intended, and so we want to test very small, very isolated pieces of functionality.</text:p>
      <text:p text:style-name="P1"/>
      <text:p text:style-name="P1">Unit testing will make your life easier. It will make your designs better and drastically reduce the amount of time you spend debugging.</text:p>
      <text:p text:style-name="P1"/>
      <text:p text:style-name="P1">“Does it Do What I Want All of the Time?” paragraph says that we have to test with extreme parameters. Think</text:p>
      <text:p text:style-name="P1"/>
      <text:p text:style-name="P3">Unit Testing is used as Document Intent in fact, Team members can look at the tests for examples of how to use your code.</text:p>
      <text:p text:style-name="P3"/>
      <text:p text:style-name="P3">How Do I Do Unit Testing?</text:p>
      <text:p text:style-name="P3">Unit testing is basically an easy practice to adopt. The first step is to decide how to test the method in question – before writing the code itself. With at least a rough idea of how to proceed, you proceed to write the test code itself, either before or concurrently with the implementation code.</text:p>
      <text:p text:style-name="P3">Next, you run the test itself, and probably all the other tests in that part of the system, or even the entire system's tests if that can be done relatively quickly. It's important that <text:span text:style-name="T1">all the tests pass</text:span><text:span text:style-name="T2">, not just the new one.</text:span></text:p>
      <text:p text:style-name="P3"/>
      <text:p text:style-name="P3"><text:span text:style-name="T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2:53:08.760599597</meta:creation-date>
    <dc:date>2014-11-11T23:29:03.304322275</dc:date>
    <meta:editing-duration>PT3M34S</meta:editing-duration>
    <meta:editing-cycles>1</meta:editing-cycles>
    <meta:document-statistic meta:table-count="0" meta:image-count="0" meta:object-count="0" meta:page-count="1" meta:paragraph-count="10" meta:word-count="258" meta:character-count="1398" meta:non-whitespace-character-count="1148"/>
    <meta:generator>LibreOffice/4.2.6.3$Linux_x86 LibreOffice_project/420m0$Build-3</meta:generator>
  </office:meta>
</office:document-meta>
</file>